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11.31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11.31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179cm" fo:min-width="11.31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6.608cm" fo:min-width="11.819cm"/>
      <style:paragraph-properties style:writing-mode="lr-tb"/>
    </style:style>
    <style:style style:name="gr5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6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3.306cm" fo:min-width="10.54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671cm" fo:min-width="6.23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811cm" svg:height="2.413cm" svg:x="1.508cm" svg:y="1.635cm">
          <text:p text:style-name="P1">User logs in, credentials are validate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811cm" svg:height="3.175cm" svg:x="1.254cm" svg:y="10.144cm">
          <text:p text:style-name="P1">User is signed in to portal scheme</text:p>
          <text:list text:style-name="L1">
            <text:list-item>
              <text:p text:style-name="P1">Query params are persisted</text:p>
            </text:list-item>
            <text:list-item>
              <text:p text:style-name="P1">User information is persisted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811cm" svg:height="3.429cm" svg:x="1.381cm" svg:y="18.907cm">
          <text:p text:style-name="P1">User is shown all of its available </text:p>
          <text:p text:style-name="P1">tenants <text:s/>it has access to.</text:p>
          <text:p text:style-name="P1">User selects a tenant (or adds on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2.319cm" svg:height="6.858cm" svg:x="20.812cm" svg:y="17.256cm">
          <text:p text:style-name="P1">Tenancy is validated, user is scoped</text:p>
          <text:p text:style-name="P1">to that tenant’s db</text:p>
          <text:list text:style-name="L1">
            <text:list-item>
              <text:p text:style-name="P1">Tid claim is set</text:p>
            </text:list-item>
            <text:list-item>
              <text:p text:style-name="P1">User is logged out of portal scheme</text:p>
            </text:list-item>
            <text:list-item>
              <text:p text:style-name="P1">User is logged in normally</text:p>
            </text:list-item>
            <text:list-item>
              <text:p text:style-name="P1">User is redirected to their url or home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.223cm" svg:y1="4.556cm" svg:x2="7.223cm" svg:y2="9.382cm">
          <text:p/>
        </draw:line>
        <draw:line draw:style-name="gr6" draw:text-style-name="P2" draw:layer="layout" svg:x1="7.604cm" svg:y1="6.969cm" svg:x2="14.462cm" svg:y2="6.969cm">
          <text:p/>
        </draw:line>
        <draw:custom-shape draw:style-name="gr7" draw:text-style-name="P1" draw:layer="layout" svg:width="11.049cm" svg:height="3.556cm" svg:x="15.097cm" svg:y="5.318cm">
          <text:p text:style-name="P1">Return view with model</text:p>
          <text:p text:style-name="P1">errors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.223cm" svg:y1="13.827cm" svg:x2="7.223cm" svg:y2="18.272cm">
          <text:p/>
        </draw:line>
        <draw:line draw:style-name="gr5" draw:text-style-name="P2" draw:layer="layout" svg:x1="14.589cm" svg:y1="20.939cm" svg:x2="20.177cm" svg:y2="20.939cm">
          <text:p/>
        </draw:line>
        <draw:line draw:style-name="gr6" draw:text-style-name="P2" draw:layer="layout" svg:x1="27.035cm" svg:y1="16.621cm" svg:x2="27.035cm" svg:y2="13.192cm">
          <text:p/>
        </draw:line>
        <draw:custom-shape draw:style-name="gr8" draw:text-style-name="P1" draw:layer="layout" svg:width="6.731cm" svg:height="2.921cm" svg:x="23.86cm" svg:y="9.89cm">
          <text:list text:style-name="L1">
            <text:list-item>
              <text:p text:style-name="P1">User is signed out</text:p>
            </text:list-item>
            <text:list-item>
              <text:p text:style-name="P1">Tid claim cleared</text:p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6T20:14:59.378629292</meta:creation-date>
    <dc:date>2020-06-26T20:31:59.072684075</dc:date>
    <meta:editing-duration>PT6M30S</meta:editing-duration>
    <meta:editing-cycles>2</meta:editing-cycles>
    <meta:generator>LibreOffice/6.4.4.2$Linux_X86_64 LibreOffice_project/40$Build-2</meta:generator>
    <meta:document-statistic meta:object-count="11"/>
  </office:meta>
</office:document-meta>
</file>